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itting-kitten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>
            <text:p>k</text:p>
          </table:table-cell>
          <table:table-cell table:formula="of:=&quot;i&quot;" office:value-type="string" office:string-value="i">
            <text:p>i</text:p>
          </table:table-cell>
          <table:table-cell table:number-columns-repeated="2"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formula="of:=[.B2]+1" office:value-type="float" office:value="1">
            <text:p>1</text:p>
          </table:table-cell>
          <table:table-cell table:formula="of:=[.C2]+1" office:value-type="float" office:value="2">
            <text:p>2</text:p>
          </table:table-cell>
          <table:table-cell table:formula="of:=[.D2]+1" office:value-type="float" office:value="3">
            <text:p>3</text:p>
          </table:table-cell>
          <table:table-cell table:formula="of:=[.E2]+1" office:value-type="float" office:value="4">
            <text:p>4</text:p>
          </table:table-cell>
          <table:table-cell table:formula="of:=[.F2]+1" office:value-type="float" office:value="5">
            <text:p>5</text:p>
          </table:table-cell>
          <table:table-cell table:formula="of:=[.G2]+1" office:value-type="float" office:value="6">
            <text:p>6</text:p>
          </table:table-cell>
        </table:table-row>
        <table:table-row table:style-name="ro1">
          <table:table-cell office:value-type="string">
            <text:p>s</text:p>
          </table:table-cell>
          <table:table-cell table:formula="of:=[.B2]+1" office:value-type="float" office:value="1">
            <text:p>1</text:p>
          </table:table-cell>
          <table:table-cell table:style-name="ce1" table:formula="of:=MIN([.B3]+1; [.C2]+1; [.B2]+IF([.$A3] = [.C$1]; 0; 1))" office:value-type="float" office:value="1">
            <text:p>1</text:p>
          </table:table-cell>
          <table:table-cell table:formula="of:=MIN([.C3]+1; [.D2]+1; [.C2]+IF([.$A3] = [.D$1]; 0; 1))" office:value-type="float" office:value="2">
            <text:p>2</text:p>
          </table:table-cell>
          <table:table-cell table:formula="of:=MIN([.D3]+1; [.E2]+1; [.D2]+IF([.$A3] = [.E$1]; 0; 1))" office:value-type="float" office:value="3">
            <text:p>3</text:p>
          </table:table-cell>
          <table:table-cell table:formula="of:=MIN([.E3]+1; [.F2]+1; [.E2]+IF([.$A3] = [.F$1]; 0; 1))" office:value-type="float" office:value="4">
            <text:p>4</text:p>
          </table:table-cell>
          <table:table-cell table:formula="of:=MIN([.F3]+1; [.G2]+1; [.F2]+IF([.$A3] = [.G$1]; 0; 1))" office:value-type="float" office:value="5">
            <text:p>5</text:p>
          </table:table-cell>
          <table:table-cell table:formula="of:=MIN([.G3]+1; [.H2]+1; [.G2]+IF([.$A3] = [.H$1]; 0; 1))" office:value-type="float" office:value="6">
            <text:p>6</text:p>
          </table:table-cell>
        </table:table-row>
        <table:table-row table:style-name="ro1">
          <table:table-cell table:formula="of:=&quot;i&quot;" office:value-type="string" office:string-value="i">
            <text:p>i</text:p>
          </table:table-cell>
          <table:table-cell table:formula="of:=[.B3]+1" office:value-type="float" office:value="2">
            <text:p>2</text:p>
          </table:table-cell>
          <table:table-cell table:formula="of:=MIN([.B4]+1; [.C3]+1; [.B3]+IF([.$A4] = [.C$1]; 0; 1))" office:value-type="float" office:value="2">
            <text:p>2</text:p>
          </table:table-cell>
          <table:table-cell table:style-name="ce1" table:formula="of:=MIN([.C4]+1; [.D3]+1; [.C3]+IF([.$A4] = [.D$1]; 0; 1))" office:value-type="float" office:value="1">
            <text:p>1</text:p>
          </table:table-cell>
          <table:table-cell table:formula="of:=MIN([.D4]+1; [.E3]+1; [.D3]+IF([.$A4] = [.E$1]; 0; 1))" office:value-type="float" office:value="2">
            <text:p>2</text:p>
          </table:table-cell>
          <table:table-cell table:formula="of:=MIN([.E4]+1; [.F3]+1; [.E3]+IF([.$A4] = [.F$1]; 0; 1))" office:value-type="float" office:value="3">
            <text:p>3</text:p>
          </table:table-cell>
          <table:table-cell table:formula="of:=MIN([.F4]+1; [.G3]+1; [.F3]+IF([.$A4] = [.G$1]; 0; 1))" office:value-type="float" office:value="4">
            <text:p>4</text:p>
          </table:table-cell>
          <table:table-cell table:formula="of:=MIN([.G4]+1; [.H3]+1; [.G3]+IF([.$A4] = [.H$1]; 0; 1))" office:value-type="float" office:value="5">
            <text:p>5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4]+1" office:value-type="float" office:value="3">
            <text:p>3</text:p>
          </table:table-cell>
          <table:table-cell table:formula="of:=MIN([.B5]+1; [.C4]+1; [.B4]+IF([.$A5] = [.C$1]; 0; 1))" office:value-type="float" office:value="3">
            <text:p>3</text:p>
          </table:table-cell>
          <table:table-cell table:formula="of:=MIN([.C5]+1; [.D4]+1; [.C4]+IF([.$A5] = [.D$1]; 0; 1))" office:value-type="float" office:value="2">
            <text:p>2</text:p>
          </table:table-cell>
          <table:table-cell table:style-name="ce1" table:formula="of:=MIN([.D5]+1; [.E4]+1; [.D4]+IF([.$A5] = [.E$1]; 0; 1))" office:value-type="float" office:value="1">
            <text:p>1</text:p>
          </table:table-cell>
          <table:table-cell table:formula="of:=MIN([.E5]+1; [.F4]+1; [.E4]+IF([.$A5] = [.F$1]; 0; 1))" office:value-type="float" office:value="2">
            <text:p>2</text:p>
          </table:table-cell>
          <table:table-cell table:formula="of:=MIN([.F5]+1; [.G4]+1; [.F4]+IF([.$A5] = [.G$1]; 0; 1))" office:value-type="float" office:value="3">
            <text:p>3</text:p>
          </table:table-cell>
          <table:table-cell table:formula="of:=MIN([.G5]+1; [.H4]+1; [.G4]+IF([.$A5] = [.H$1]; 0; 1))" office:value-type="float" office:value="4">
            <text:p>4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5]+1" office:value-type="float" office:value="4">
            <text:p>4</text:p>
          </table:table-cell>
          <table:table-cell table:formula="of:=MIN([.B6]+1; [.C5]+1; [.B5]+IF([.$A6] = [.C$1]; 0; 1))" office:value-type="float" office:value="4">
            <text:p>4</text:p>
          </table:table-cell>
          <table:table-cell table:formula="of:=MIN([.C6]+1; [.D5]+1; [.C5]+IF([.$A6] = [.D$1]; 0; 1))" office:value-type="float" office:value="3">
            <text:p>3</text:p>
          </table:table-cell>
          <table:table-cell table:formula="of:=MIN([.D6]+1; [.E5]+1; [.D5]+IF([.$A6] = [.E$1]; 0; 1))" office:value-type="float" office:value="2">
            <text:p>2</text:p>
          </table:table-cell>
          <table:table-cell table:style-name="ce1" table:formula="of:=MIN([.E6]+1; [.F5]+1; [.E5]+IF([.$A6] = [.F$1]; 0; 1))" office:value-type="float" office:value="1">
            <text:p>1</text:p>
          </table:table-cell>
          <table:table-cell table:formula="of:=MIN([.F6]+1; [.G5]+1; [.F5]+IF([.$A6] = [.G$1]; 0; 1))" office:value-type="float" office:value="2">
            <text:p>2</text:p>
          </table:table-cell>
          <table:table-cell table:formula="of:=MIN([.G6]+1; [.H5]+1; [.G5]+IF([.$A6] = [.H$1]; 0; 1))" office:value-type="float" office:value="3">
            <text:p>3</text:p>
          </table:table-cell>
        </table:table-row>
        <table:table-row table:style-name="ro1">
          <table:table-cell table:formula="of:=&quot;i&quot;" office:value-type="string" office:string-value="i">
            <text:p>i</text:p>
          </table:table-cell>
          <table:table-cell table:formula="of:=[.B6]+1" office:value-type="float" office:value="5">
            <text:p>5</text:p>
          </table:table-cell>
          <table:table-cell table:formula="of:=MIN([.B7]+1; [.C6]+1; [.B6]+IF([.$A7] = [.C$1]; 0; 1))" office:value-type="float" office:value="5">
            <text:p>5</text:p>
          </table:table-cell>
          <table:table-cell table:formula="of:=MIN([.C7]+1; [.D6]+1; [.C6]+IF([.$A7] = [.D$1]; 0; 1))" office:value-type="float" office:value="4">
            <text:p>4</text:p>
          </table:table-cell>
          <table:table-cell table:formula="of:=MIN([.D7]+1; [.E6]+1; [.D6]+IF([.$A7] = [.E$1]; 0; 1))" office:value-type="float" office:value="3">
            <text:p>3</text:p>
          </table:table-cell>
          <table:table-cell table:formula="of:=MIN([.E7]+1; [.F6]+1; [.E6]+IF([.$A7] = [.F$1]; 0; 1))" office:value-type="float" office:value="2">
            <text:p>2</text:p>
          </table:table-cell>
          <table:table-cell table:style-name="ce1" table:formula="of:=MIN([.F7]+1; [.G6]+1; [.F6]+IF([.$A7] = [.G$1]; 0; 1))" office:value-type="float" office:value="2">
            <text:p>2</text:p>
          </table:table-cell>
          <table:table-cell table:formula="of:=MIN([.G7]+1; [.H6]+1; [.G6]+IF([.$A7] = [.H$1]; 0; 1))" office:value-type="float" office:value="3">
            <text:p>3</text:p>
          </table:table-cell>
        </table:table-row>
        <table:table-row table:style-name="ro1">
          <table:table-cell office:value-type="string">
            <text:p>n</text:p>
          </table:table-cell>
          <table:table-cell table:formula="of:=[.B7]+1" office:value-type="float" office:value="6">
            <text:p>6</text:p>
          </table:table-cell>
          <table:table-cell table:formula="of:=MIN([.B8]+1; [.C7]+1; [.B7]+IF([.$A8] = [.C$1]; 0; 1))" office:value-type="float" office:value="6">
            <text:p>6</text:p>
          </table:table-cell>
          <table:table-cell table:formula="of:=MIN([.C8]+1; [.D7]+1; [.C7]+IF([.$A8] = [.D$1]; 0; 1))" office:value-type="float" office:value="5">
            <text:p>5</text:p>
          </table:table-cell>
          <table:table-cell table:formula="of:=MIN([.D8]+1; [.E7]+1; [.D7]+IF([.$A8] = [.E$1]; 0; 1))" office:value-type="float" office:value="4">
            <text:p>4</text:p>
          </table:table-cell>
          <table:table-cell table:formula="of:=MIN([.E8]+1; [.F7]+1; [.E7]+IF([.$A8] = [.F$1]; 0; 1))" office:value-type="float" office:value="3">
            <text:p>3</text:p>
          </table:table-cell>
          <table:table-cell table:formula="of:=MIN([.F8]+1; [.G7]+1; [.F7]+IF([.$A8] = [.G$1]; 0; 1))" office:value-type="float" office:value="3">
            <text:p>3</text:p>
          </table:table-cell>
          <table:table-cell table:style-name="ce1" table:formula="of:=MIN([.G8]+1; [.H7]+1; [.G7]+IF([.$A8] = [.H$1]; 0; 1))" office:value-type="float" office:value="2">
            <text:p>2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8]+1" office:value-type="float" office:value="7">
            <text:p>7</text:p>
          </table:table-cell>
          <table:table-cell table:formula="of:=MIN([.B9]+1; [.C8]+1; [.B8]+IF([.$A9] = [.C$1]; 0; 1))" office:value-type="float" office:value="7">
            <text:p>7</text:p>
          </table:table-cell>
          <table:table-cell table:formula="of:=MIN([.C9]+1; [.D8]+1; [.C8]+IF([.$A9] = [.D$1]; 0; 1))" office:value-type="float" office:value="6">
            <text:p>6</text:p>
          </table:table-cell>
          <table:table-cell table:formula="of:=MIN([.D9]+1; [.E8]+1; [.D8]+IF([.$A9] = [.E$1]; 0; 1))" office:value-type="float" office:value="5">
            <text:p>5</text:p>
          </table:table-cell>
          <table:table-cell table:formula="of:=MIN([.E9]+1; [.F8]+1; [.E8]+IF([.$A9] = [.F$1]; 0; 1))" office:value-type="float" office:value="4">
            <text:p>4</text:p>
          </table:table-cell>
          <table:table-cell table:formula="of:=MIN([.F9]+1; [.G8]+1; [.F8]+IF([.$A9] = [.G$1]; 0; 1))" office:value-type="float" office:value="4">
            <text:p>4</text:p>
          </table:table-cell>
          <table:table-cell table:style-name="ce1" table:formula="of:=MIN([.G9]+1; [.H8]+1; [.G8]+IF([.$A9] = [.H$1]; 0; 1))" office:value-type="float" office:value="3">
            <text:p>3</text:p>
          </table:table-cell>
        </table:table-row>
      </table:table>
      <table:table table:name="streamer-creature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formula="of:=[.B2]+1" office:value-type="float" office:value="1">
            <text:p>1</text:p>
          </table:table-cell>
          <table:table-cell table:formula="of:=[.C2]+1" office:value-type="float" office:value="2">
            <text:p>2</text:p>
          </table:table-cell>
          <table:table-cell table:formula="of:=[.D2]+1" office:value-type="float" office:value="3">
            <text:p>3</text:p>
          </table:table-cell>
          <table:table-cell table:formula="of:=[.E2]+1" office:value-type="float" office:value="4">
            <text:p>4</text:p>
          </table:table-cell>
          <table:table-cell table:formula="of:=[.F2]+1" office:value-type="float" office:value="5">
            <text:p>5</text:p>
          </table:table-cell>
          <table:table-cell table:formula="of:=[.G2]+1" office:value-type="float" office:value="6">
            <text:p>6</text:p>
          </table:table-cell>
          <table:table-cell table:formula="of:=[.H2]+1" office:value-type="float" office:value="7">
            <text:p>7</text:p>
          </table:table-cell>
          <table:table-cell table:formula="of:=[.I2]+1" office:value-type="float" office:value="8">
            <text:p>8</text:p>
          </table:table-cell>
        </table:table-row>
        <table:table-row table:style-name="ro1">
          <table:table-cell office:value-type="string">
            <text:p>s</text:p>
          </table:table-cell>
          <table:table-cell table:formula="of:=[.B2]+1" office:value-type="float" office:value="1">
            <text:p>1</text:p>
          </table:table-cell>
          <table:table-cell table:style-name="ce1" table:formula="of:=MIN([.B3]+1; [.C2]+1; [.B2]+IF([.$A3] = [.C$1]; 0; 1))" office:value-type="float" office:value="1">
            <text:p>1</text:p>
          </table:table-cell>
          <table:table-cell table:formula="of:=MIN([.C3]+1; [.D2]+1; [.C2]+IF([.$A3] = [.D$1]; 0; 1))" office:value-type="float" office:value="2">
            <text:p>2</text:p>
          </table:table-cell>
          <table:table-cell table:formula="of:=MIN([.D3]+1; [.E2]+1; [.D2]+IF([.$A3] = [.E$1]; 0; 1))" office:value-type="float" office:value="3">
            <text:p>3</text:p>
          </table:table-cell>
          <table:table-cell table:formula="of:=MIN([.E3]+1; [.F2]+1; [.E2]+IF([.$A3] = [.F$1]; 0; 1))" office:value-type="float" office:value="4">
            <text:p>4</text:p>
          </table:table-cell>
          <table:table-cell table:formula="of:=MIN([.F3]+1; [.G2]+1; [.F2]+IF([.$A3] = [.G$1]; 0; 1))" office:value-type="float" office:value="5">
            <text:p>5</text:p>
          </table:table-cell>
          <table:table-cell table:formula="of:=MIN([.G3]+1; [.H2]+1; [.G2]+IF([.$A3] = [.H$1]; 0; 1))" office:value-type="float" office:value="6">
            <text:p>6</text:p>
          </table:table-cell>
          <table:table-cell table:formula="of:=MIN([.H3]+1; [.I2]+1; [.H2]+IF([.$A3] = [.I$1]; 0; 1))" office:value-type="float" office:value="7">
            <text:p>7</text:p>
          </table:table-cell>
          <table:table-cell table:formula="of:=MIN([.I3]+1; [.J2]+1; [.I2]+IF([.$A3] = [.J$1]; 0; 1))" office:value-type="float" office:value="8">
            <text:p>8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3]+1" office:value-type="float" office:value="2">
            <text:p>2</text:p>
          </table:table-cell>
          <table:table-cell table:style-name="ce1" table:formula="of:=MIN([.B4]+1; [.C3]+1; [.B3]+IF([.$A4] = [.C$1]; 0; 1))" office:value-type="float" office:value="2">
            <text:p>2</text:p>
          </table:table-cell>
          <table:table-cell table:formula="of:=MIN([.C4]+1; [.D3]+1; [.C3]+IF([.$A4] = [.D$1]; 0; 1))" office:value-type="float" office:value="2">
            <text:p>2</text:p>
          </table:table-cell>
          <table:table-cell table:formula="of:=MIN([.D4]+1; [.E3]+1; [.D3]+IF([.$A4] = [.E$1]; 0; 1))" office:value-type="float" office:value="3">
            <text:p>3</text:p>
          </table:table-cell>
          <table:table-cell table:formula="of:=MIN([.E4]+1; [.F3]+1; [.E3]+IF([.$A4] = [.F$1]; 0; 1))" office:value-type="float" office:value="4">
            <text:p>4</text:p>
          </table:table-cell>
          <table:table-cell table:formula="of:=MIN([.F4]+1; [.G3]+1; [.F3]+IF([.$A4] = [.G$1]; 0; 1))" office:value-type="float" office:value="4">
            <text:p>4</text:p>
          </table:table-cell>
          <table:table-cell table:formula="of:=MIN([.G4]+1; [.H3]+1; [.G3]+IF([.$A4] = [.H$1]; 0; 1))" office:value-type="float" office:value="5">
            <text:p>5</text:p>
          </table:table-cell>
          <table:table-cell table:formula="of:=MIN([.H4]+1; [.I3]+1; [.H3]+IF([.$A4] = [.I$1]; 0; 1))" office:value-type="float" office:value="6">
            <text:p>6</text:p>
          </table:table-cell>
          <table:table-cell table:formula="of:=MIN([.I4]+1; [.J3]+1; [.I3]+IF([.$A4] = [.J$1]; 0; 1))" office:value-type="float" office:value="7">
            <text:p>7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4]+1" office:value-type="float" office:value="3">
            <text:p>3</text:p>
          </table:table-cell>
          <table:table-cell table:formula="of:=MIN([.B5]+1; [.C4]+1; [.B4]+IF([.$A5] = [.C$1]; 0; 1))" office:value-type="float" office:value="3">
            <text:p>3</text:p>
          </table:table-cell>
          <table:table-cell table:style-name="ce1" table:formula="of:=MIN([.C5]+1; [.D4]+1; [.C4]+IF([.$A5] = [.D$1]; 0; 1))" office:value-type="float" office:value="2">
            <text:p>2</text:p>
          </table:table-cell>
          <table:table-cell table:formula="of:=MIN([.D5]+1; [.E4]+1; [.D4]+IF([.$A5] = [.E$1]; 0; 1))" office:value-type="float" office:value="3">
            <text:p>3</text:p>
          </table:table-cell>
          <table:table-cell table:formula="of:=MIN([.E5]+1; [.F4]+1; [.E4]+IF([.$A5] = [.F$1]; 0; 1))" office:value-type="float" office:value="4">
            <text:p>4</text:p>
          </table:table-cell>
          <table:table-cell table:formula="of:=MIN([.F5]+1; [.G4]+1; [.F4]+IF([.$A5] = [.G$1]; 0; 1))" office:value-type="float" office:value="5">
            <text:p>5</text:p>
          </table:table-cell>
          <table:table-cell table:formula="of:=MIN([.G5]+1; [.H4]+1; [.G4]+IF([.$A5] = [.H$1]; 0; 1))" office:value-type="float" office:value="5">
            <text:p>5</text:p>
          </table:table-cell>
          <table:table-cell table:formula="of:=MIN([.H5]+1; [.I4]+1; [.H4]+IF([.$A5] = [.I$1]; 0; 1))" office:value-type="float" office:value="5">
            <text:p>5</text:p>
          </table:table-cell>
          <table:table-cell table:formula="of:=MIN([.I5]+1; [.J4]+1; [.I4]+IF([.$A5] = [.J$1]; 0; 1))" office:value-type="float" office:value="6">
            <text:p>6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5]+1" office:value-type="float" office:value="4">
            <text:p>4</text:p>
          </table:table-cell>
          <table:table-cell table:formula="of:=MIN([.B6]+1; [.C5]+1; [.B5]+IF([.$A6] = [.C$1]; 0; 1))" office:value-type="float" office:value="4">
            <text:p>4</text:p>
          </table:table-cell>
          <table:table-cell table:formula="of:=MIN([.C6]+1; [.D5]+1; [.C5]+IF([.$A6] = [.D$1]; 0; 1))" office:value-type="float" office:value="3">
            <text:p>3</text:p>
          </table:table-cell>
          <table:table-cell table:style-name="ce1" table:formula="of:=MIN([.D6]+1; [.E5]+1; [.D5]+IF([.$A6] = [.E$1]; 0; 1))" office:value-type="float" office:value="2">
            <text:p>2</text:p>
          </table:table-cell>
          <table:table-cell table:formula="of:=MIN([.E6]+1; [.F5]+1; [.E5]+IF([.$A6] = [.F$1]; 0; 1))" office:value-type="float" office:value="3">
            <text:p>3</text:p>
          </table:table-cell>
          <table:table-cell table:formula="of:=MIN([.F6]+1; [.G5]+1; [.F5]+IF([.$A6] = [.G$1]; 0; 1))" office:value-type="float" office:value="4">
            <text:p>4</text:p>
          </table:table-cell>
          <table:table-cell table:formula="of:=MIN([.G6]+1; [.H5]+1; [.G5]+IF([.$A6] = [.H$1]; 0; 1))" office:value-type="float" office:value="5">
            <text:p>5</text:p>
          </table:table-cell>
          <table:table-cell table:formula="of:=MIN([.H6]+1; [.I5]+1; [.H5]+IF([.$A6] = [.I$1]; 0; 1))" office:value-type="float" office:value="6">
            <text:p>6</text:p>
          </table:table-cell>
          <table:table-cell table:formula="of:=MIN([.I6]+1; [.J5]+1; [.I5]+IF([.$A6] = [.J$1]; 0; 1))" office:value-type="float" office:value="5">
            <text:p>5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B6]+1" office:value-type="float" office:value="5">
            <text:p>5</text:p>
          </table:table-cell>
          <table:table-cell table:formula="of:=MIN([.B7]+1; [.C6]+1; [.B6]+IF([.$A7] = [.C$1]; 0; 1))" office:value-type="float" office:value="5">
            <text:p>5</text:p>
          </table:table-cell>
          <table:table-cell table:formula="of:=MIN([.C7]+1; [.D6]+1; [.C6]+IF([.$A7] = [.D$1]; 0; 1))" office:value-type="float" office:value="4">
            <text:p>4</text:p>
          </table:table-cell>
          <table:table-cell table:formula="of:=MIN([.D7]+1; [.E6]+1; [.D6]+IF([.$A7] = [.E$1]; 0; 1))" office:value-type="float" office:value="3">
            <text:p>3</text:p>
          </table:table-cell>
          <table:table-cell table:style-name="ce1" table:formula="of:=MIN([.E7]+1; [.F6]+1; [.E6]+IF([.$A7] = [.F$1]; 0; 1))" office:value-type="float" office:value="2">
            <text:p>2</text:p>
          </table:table-cell>
          <table:table-cell table:formula="of:=MIN([.F7]+1; [.G6]+1; [.F6]+IF([.$A7] = [.G$1]; 0; 1))" office:value-type="float" office:value="3">
            <text:p>3</text:p>
          </table:table-cell>
          <table:table-cell table:formula="of:=MIN([.G7]+1; [.H6]+1; [.G6]+IF([.$A7] = [.H$1]; 0; 1))" office:value-type="float" office:value="4">
            <text:p>4</text:p>
          </table:table-cell>
          <table:table-cell table:formula="of:=MIN([.H7]+1; [.I6]+1; [.H6]+IF([.$A7] = [.I$1]; 0; 1))" office:value-type="float" office:value="5">
            <text:p>5</text:p>
          </table:table-cell>
          <table:table-cell table:formula="of:=MIN([.I7]+1; [.J6]+1; [.I6]+IF([.$A7] = [.J$1]; 0; 1))" office:value-type="float" office:value="6">
            <text:p>6</text:p>
          </table:table-cell>
        </table:table-row>
        <table:table-row table:style-name="ro1">
          <table:table-cell office:value-type="string">
            <text:p>m</text:p>
          </table:table-cell>
          <table:table-cell table:formula="of:=[.B7]+1" office:value-type="float" office:value="6">
            <text:p>6</text:p>
          </table:table-cell>
          <table:table-cell table:formula="of:=MIN([.B8]+1; [.C7]+1; [.B7]+IF([.$A8] = [.C$1]; 0; 1))" office:value-type="float" office:value="6">
            <text:p>6</text:p>
          </table:table-cell>
          <table:table-cell table:formula="of:=MIN([.C8]+1; [.D7]+1; [.C7]+IF([.$A8] = [.D$1]; 0; 1))" office:value-type="float" office:value="5">
            <text:p>5</text:p>
          </table:table-cell>
          <table:table-cell table:formula="of:=MIN([.D8]+1; [.E7]+1; [.D7]+IF([.$A8] = [.E$1]; 0; 1))" office:value-type="float" office:value="4">
            <text:p>4</text:p>
          </table:table-cell>
          <table:table-cell table:formula="of:=MIN([.E8]+1; [.F7]+1; [.E7]+IF([.$A8] = [.F$1]; 0; 1))" office:value-type="float" office:value="3">
            <text:p>3</text:p>
          </table:table-cell>
          <table:table-cell table:style-name="ce1" table:formula="of:=MIN([.F8]+1; [.G7]+1; [.F7]+IF([.$A8] = [.G$1]; 0; 1))" office:value-type="float" office:value="3">
            <text:p>3</text:p>
          </table:table-cell>
          <table:table-cell table:formula="of:=MIN([.G8]+1; [.H7]+1; [.G7]+IF([.$A8] = [.H$1]; 0; 1))" office:value-type="float" office:value="4">
            <text:p>4</text:p>
          </table:table-cell>
          <table:table-cell table:formula="of:=MIN([.H8]+1; [.I7]+1; [.H7]+IF([.$A8] = [.I$1]; 0; 1))" office:value-type="float" office:value="5">
            <text:p>5</text:p>
          </table:table-cell>
          <table:table-cell table:formula="of:=MIN([.I8]+1; [.J7]+1; [.I7]+IF([.$A8] = [.J$1]; 0; 1))" office:value-type="float" office:value="6">
            <text:p>6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8]+1" office:value-type="float" office:value="7">
            <text:p>7</text:p>
          </table:table-cell>
          <table:table-cell table:formula="of:=MIN([.B9]+1; [.C8]+1; [.B8]+IF([.$A9] = [.C$1]; 0; 1))" office:value-type="float" office:value="7">
            <text:p>7</text:p>
          </table:table-cell>
          <table:table-cell table:formula="of:=MIN([.C9]+1; [.D8]+1; [.C8]+IF([.$A9] = [.D$1]; 0; 1))" office:value-type="float" office:value="6">
            <text:p>6</text:p>
          </table:table-cell>
          <table:table-cell table:formula="of:=MIN([.D9]+1; [.E8]+1; [.D8]+IF([.$A9] = [.E$1]; 0; 1))" office:value-type="float" office:value="5">
            <text:p>5</text:p>
          </table:table-cell>
          <table:table-cell table:formula="of:=MIN([.E9]+1; [.F8]+1; [.E8]+IF([.$A9] = [.F$1]; 0; 1))" office:value-type="float" office:value="4">
            <text:p>4</text:p>
          </table:table-cell>
          <table:table-cell table:formula="of:=MIN([.F9]+1; [.G8]+1; [.F8]+IF([.$A9] = [.G$1]; 0; 1))" office:value-type="float" office:value="4">
            <text:p>4</text:p>
          </table:table-cell>
          <table:table-cell table:style-name="ce1" table:formula="of:=MIN([.G9]+1; [.H8]+1; [.G8]+IF([.$A9] = [.H$1]; 0; 1))" office:value-type="float" office:value="4">
            <text:p>4</text:p>
          </table:table-cell>
          <table:table-cell table:formula="of:=MIN([.H9]+1; [.I8]+1; [.H8]+IF([.$A9] = [.I$1]; 0; 1))" office:value-type="float" office:value="5">
            <text:p>5</text:p>
          </table:table-cell>
          <table:table-cell table:formula="of:=MIN([.I9]+1; [.J8]+1; [.I8]+IF([.$A9] = [.J$1]; 0; 1))" office:value-type="float" office:value="5">
            <text:p>5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9]+1" office:value-type="float" office:value="8">
            <text:p>8</text:p>
          </table:table-cell>
          <table:table-cell table:formula="of:=MIN([.B10]+1; [.C9]+1; [.B9]+IF([.$A10] = [.C$1]; 0; 1))" office:value-type="float" office:value="8">
            <text:p>8</text:p>
          </table:table-cell>
          <table:table-cell table:formula="of:=MIN([.C10]+1; [.D9]+1; [.C9]+IF([.$A10] = [.D$1]; 0; 1))" office:value-type="float" office:value="7">
            <text:p>7</text:p>
          </table:table-cell>
          <table:table-cell table:formula="of:=MIN([.D10]+1; [.E9]+1; [.D9]+IF([.$A10] = [.E$1]; 0; 1))" office:value-type="float" office:value="6">
            <text:p>6</text:p>
          </table:table-cell>
          <table:table-cell table:formula="of:=MIN([.E10]+1; [.F9]+1; [.E9]+IF([.$A10] = [.F$1]; 0; 1))" office:value-type="float" office:value="5">
            <text:p>5</text:p>
          </table:table-cell>
          <table:table-cell table:formula="of:=MIN([.F10]+1; [.G9]+1; [.F9]+IF([.$A10] = [.G$1]; 0; 1))" office:value-type="float" office:value="5">
            <text:p>5</text:p>
          </table:table-cell>
          <table:table-cell table:formula="of:=MIN([.G10]+1; [.H9]+1; [.G9]+IF([.$A10] = [.H$1]; 0; 1))" office:value-type="float" office:value="5">
            <text:p>5</text:p>
          </table:table-cell>
          <table:table-cell table:style-name="ce1" table:formula="of:=MIN([.H10]+1; [.I9]+1; [.H9]+IF([.$A10] = [.I$1]; 0; 1))" office:value-type="float" office:value="4">
            <text:p>4</text:p>
          </table:table-cell>
          <table:table-cell table:style-name="ce1" table:formula="of:=MIN([.I10]+1; [.J9]+1; [.I9]+IF([.$A10] = [.J$1]; 0; 1))" office:value-type="float" office:value="5">
            <text:p>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/09/2016</text:date>, <text:time>18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8:16:48.22</meta:creation-date>
    <dc:date>2016-09-09T18:51:53.55</dc:date>
    <meta:editing-duration>PT19M34S</meta:editing-duration>
    <meta:editing-cycles>2</meta:editing-cycles>
    <meta:generator>OpenOffice/4.1.2$Win32 OpenOffice.org_project/412m3$Build-9782</meta:generator>
    <meta:document-statistic meta:table-count="3" meta:cell-count="166" meta:object-count="0"/>
  </office:meta>
</office:document-meta>
</file>